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Inconsolata" svg:font-family="Inconsolata" style:font-pitch="fixed"/>
    <style:font-face style:name="Courier New" svg:font-family="'Courier New'" style:font-family-generic="modern" style:font-pitch="fixed"/>
    <style:font-face style:name="Belgika" svg:font-family="Belgika" style:font-pitch="variable"/>
    <style:font-face style:name="Belgika1" svg:font-family="Belgika" style:font-adornments="16th" style:font-pitch="variable"/>
    <style:font-face style:name="Hanken Grotesk1" svg:font-family="'Hanken Grotesk'" style:font-adornments="Light" style:font-pitch="variable"/>
    <style:font-face style:name="Hanken Grotesk" svg:font-family="'Hanken Grotesk'" style:font-adornments="Regular" style:font-pitch="variable"/>
    <style:font-face style:name="Merriweather Light" svg:font-family="'Merriweather Ligh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text-properties officeooo:rsid="0012c900" officeooo:paragraph-rsid="0012c900"/>
    </style:style>
    <style:style style:name="P2" style:family="paragraph" style:parent-style-name="Text_20_body">
      <style:text-properties style:font-name="Inconsolata" fo:font-size="10pt" style:font-size-asian="10pt" style:font-size-complex="10pt"/>
    </style:style>
    <style:style style:name="P3" style:family="paragraph" style:parent-style-name="Text_20_body">
      <style:text-properties style:font-name="Hanken Grotesk1" fo:font-size="10.5pt" fo:font-style="italic" style:font-size-asian="10.5pt" style:font-style-asian="italic" style:font-size-complex="10.5pt" style:font-style-complex="italic"/>
    </style:style>
    <style:style style:name="P4" style:family="paragraph" style:parent-style-name="Text_20_body">
      <style:text-properties style:font-name="Hanken Grotesk1" fo:font-size="10.5pt" fo:font-style="italic" officeooo:rsid="00101c47" officeooo:paragraph-rsid="00101c47" style:font-size-asian="10.5pt" style:font-style-asian="italic" style:font-size-complex="10.5pt" style:font-style-complex="italic"/>
    </style:style>
    <style:style style:name="P5" style:family="paragraph" style:parent-style-name="Text_20_body">
      <style:text-properties style:font-name="Merriweather Light" fo:font-size="10pt" fo:font-style="italic" style:font-size-asian="10pt" style:font-style-asian="italic" style:font-size-complex="10pt" style:font-style-complex="italic"/>
    </style:style>
    <style:style style:name="P6" style:family="paragraph" style:parent-style-name="Text_20_body">
      <style:paragraph-properties fo:break-before="page"/>
    </style:style>
    <style:style style:name="P7" style:family="paragraph" style:parent-style-name="Heading_20_4" style:list-style-name="">
      <style:paragraph-properties fo:text-align="start" style:justify-single-word="false">
        <style:tab-stops/>
      </style:paragraph-properties>
    </style:style>
    <style:style style:name="P8" style:family="paragraph" style:parent-style-name="Heading_20_4">
      <style:paragraph-properties fo:break-before="page"/>
    </style:style>
    <style:style style:name="P9" style:family="paragraph" style:parent-style-name="First_20_paragraph">
      <style:paragraph-properties fo:text-align="end" style:justify-single-word="false"/>
      <style:text-properties officeooo:rsid="0012c900" officeooo:paragraph-rsid="0012c900"/>
    </style:style>
    <style:style style:name="P10" style:family="paragraph" style:parent-style-name="First_20_paragraph">
      <style:text-properties officeooo:paragraph-rsid="0012c900"/>
    </style:style>
    <style:style style:name="P11" style:family="paragraph" style:parent-style-name="First_20_paragraph">
      <style:text-properties style:font-name="Belgika" fo:font-style="normal" fo:font-weight="normal" style:font-style-asian="normal" style:font-weight-asian="normal" style:font-style-complex="normal" style:font-weight-complex="normal"/>
    </style:style>
    <style:style style:name="P12" style:family="paragraph" style:parent-style-name="First_20_paragraph">
      <style:text-properties officeooo:paragraph-rsid="000b5912"/>
    </style:style>
    <style:style style:name="P13" style:family="paragraph" style:parent-style-name="First_20_paragraph">
      <style:text-properties officeooo:paragraph-rsid="00101c47"/>
    </style:style>
    <style:style style:name="P14" style:family="paragraph" style:parent-style-name="First_20_paragraph">
      <style:text-properties style:font-name="Inconsolata" fo:font-size="10pt" style:font-size-asian="10pt" style:font-size-complex="10pt"/>
    </style:style>
    <style:style style:name="P15" style:family="paragraph" style:parent-style-name="First_20_paragraph">
      <style:text-properties officeooo:paragraph-rsid="00085e54"/>
    </style:style>
    <style:style style:name="P16" style:family="paragraph" style:parent-style-name="First_20_paragraph">
      <loext:graphic-properties draw:fill="none"/>
      <style:paragraph-properties fo:margin-left="0cm" fo:margin-right="0cm" fo:text-indent="0cm" style:auto-text-indent="false" fo:background-color="transparent"/>
      <style:text-properties officeooo:paragraph-rsid="0017ca8e"/>
    </style:style>
    <style:style style:name="P17" style:family="paragraph" style:parent-style-name="First_20_paragraph" style:master-page-name="">
      <loext:graphic-properties draw:fill="none"/>
      <style:paragraph-properties fo:margin-left="0cm" fo:margin-right="0cm" fo:text-indent="0cm" style:auto-text-indent="false" style:page-number="auto" fo:background-color="transparent"/>
      <style:text-properties officeooo:paragraph-rsid="0017ca8e"/>
    </style:style>
    <style:style style:name="P18" style:family="paragraph" style:parent-style-name="First_20_paragraph">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45ce4" style:font-style-asian="italic" style:font-style-complex="italic"/>
    </style:style>
    <style:style style:name="T3" style:family="text">
      <style:text-properties fo:font-style="italic" officeooo:rsid="0006eeb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45ce4" style:font-style-asian="normal" style:font-style-complex="normal"/>
    </style:style>
    <style:style style:name="T7" style:family="text">
      <style:text-properties fo:font-style="normal" officeooo:rsid="0015c5fa" style:font-style-asian="normal" style:font-style-complex="normal"/>
    </style:style>
    <style:style style:name="T8" style:family="text">
      <style:text-properties style:font-name="Inconsolata" fo:font-size="10pt" style:font-size-asian="10pt" style:font-size-complex="10pt"/>
    </style:style>
    <style:style style:name="T9" style:family="text">
      <style:text-properties style:font-name="Inconsolata" fo:font-size="9pt" style:font-size-asian="9pt" style:font-size-complex="9pt"/>
    </style:style>
    <style:style style:name="T10" style:family="text">
      <style:text-properties style:font-name="Inconsolata" fo:font-size="9pt" officeooo:rsid="000bba85" style:font-size-asian="9pt" style:font-size-complex="9pt"/>
    </style:style>
    <style:style style:name="T11" style:family="text">
      <style:text-properties officeooo:rsid="0005e768"/>
    </style:style>
    <style:style style:name="T12" style:family="text">
      <style:text-properties officeooo:rsid="0005fa5e"/>
    </style:style>
    <style:style style:name="T13" style:family="text">
      <style:text-properties officeooo:rsid="0006eebc"/>
    </style:style>
    <style:style style:name="T14" style:family="text">
      <style:text-properties officeooo:rsid="00085e54"/>
    </style:style>
    <style:style style:name="T15" style:family="text">
      <style:text-properties style:font-name="Hanken Grotesk1"/>
    </style:style>
    <style:style style:name="T16" style:family="text">
      <style:text-properties style:font-name="Hanken Grotesk1" fo:font-style="italic" style:font-style-asian="italic" style:font-style-complex="italic"/>
    </style:style>
    <style:style style:name="T17" style:family="text">
      <style:text-properties style:font-name="Hanken Grotesk1" fo:font-size="10.5pt" fo:font-style="italic" style:font-size-asian="10.5pt" style:font-style-asian="italic" style:font-size-complex="10.5pt" style:font-style-complex="italic"/>
    </style:style>
    <style:style style:name="T18" style:family="text">
      <style:text-properties style:font-name="Hanken Grotesk1" fo:font-size="10.5pt" fo:font-style="italic" officeooo:rsid="000b5912" style:font-size-asian="10.5pt" style:font-style-asian="italic" style:font-size-complex="10.5pt" style:font-style-complex="italic"/>
    </style:style>
    <style:style style:name="T19" style:family="text">
      <style:text-properties style:font-name="Hanken Grotesk1" fo:font-size="10.5pt" fo:font-style="italic" officeooo:rsid="001026f5" style:font-size-asian="10.5pt" style:font-style-asian="italic" style:font-size-complex="10.5pt" style:font-style-complex="italic"/>
    </style:style>
    <style:style style:name="T20" style:family="text">
      <style:text-properties style:font-name="Hanken Grotesk1" fo:font-size="10.5pt" style:font-size-asian="10.5pt" style:font-size-complex="10.5pt"/>
    </style:style>
    <style:style style:name="T21" style:family="text">
      <style:text-properties style:font-name="Hanken Grotesk1" fo:font-size="10.5pt" fo:font-style="normal" officeooo:rsid="00101c47" style:font-size-asian="10.5pt" style:font-style-asian="normal" style:font-size-complex="10.5pt" style:font-style-complex="normal"/>
    </style:style>
    <style:style style:name="T22" style:family="text">
      <style:text-properties officeooo:rsid="000b5912"/>
    </style:style>
    <style:style style:name="T23" style:family="text">
      <style:text-properties officeooo:rsid="00101c47"/>
    </style:style>
    <style:style style:name="T24" style:family="text">
      <style:text-properties officeooo:rsid="0012c900"/>
    </style:style>
    <style:style style:name="T25" style:family="text">
      <style:text-properties officeooo:rsid="00145ce4"/>
    </style:style>
    <style:style style:name="T26" style:family="text">
      <style:text-properties officeooo:rsid="0015c5fa"/>
    </style:style>
    <style:style style:name="T27" style:family="text">
      <style:text-properties officeooo:rsid="0017ca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22 January 2019<text:line-break/>Carlow</text:p>
      <text:p text:style-name="P1"/>
      <text:p text:style-name="P1"/>
      <text:p text:style-name="P10"><text:span text:style-name="T24">Re: </text:span><text:span text:style-name="Strong_20_Emphasis">Freelance Creative Technology Facilitator </text:span><text:span text:style-name="Strong_20_Emphasis"><text:span text:style-name="T25">panel application</text:span></text:span></text:p>
      <text:p text:style-name="P10"><text:span text:style-name="T24"><text:line-break/>To who it may concerne,<text:line-break/></text:span></text:p>
      <text:p text:style-name="First_20_paragraph">My name is Colm O’Neill, I am a freelance researcher, graphic designer, web developer and teacher. My <text:span text:style-name="T25">work and</text:span> research range<text:span text:style-name="T25">s</text:span> from <text:span text:style-name="T25">production </text:span>web <text:span text:style-name="T25">and</text:span> graphic design <text:span text:style-name="T25">to</text:span> digital literacy <text:span text:style-name="T25">questions </text:span>with a particular interest in the design of “<text:span text:style-name="T24">front end</text:span> aesthetics” in comparison to the background systems they mediate.<text:line-break/><text:line-break/><text:span text:style-name="T24">My research is primarily </text:span>concerned with how graphic design and interface <text:span text:style-name="T25">design </text:span>can <text:span text:style-name="T25">come to </text:span>disempower users of certain technologies, <text:span text:style-name="T25">possibly resulting in a type of technological dependency</text:span> on <text:span text:style-name="T11">closed-down</text:span> systems such as <text:span text:style-name="T12">the </text:span><text:span text:style-name="T2">goole suite </text:span><text:span text:style-name="T6">or in the case of design practitioners</text:span><text:span text:style-name="T2"> </text:span><text:span text:style-name="T6">the </text:span><text:span text:style-name="T2">adobe </text:span><text:span text:style-name="T6">systems</text:span>. I believe that the visual language which mediates powerful computing functions rarely reflects the background processes in action. <text:span text:style-name="T25">This can create, for the non tech-savvy person, an illusion of what software technology is, and what it involves.</text:span> <text:span text:style-name="T13">An example of this type of problematic design is popup messages through which websites attempt to get users to allow </text:span><text:span text:style-name="T3">notifications</text:span><text:span text:style-name="T13"> from their site. This request has multiple detrimental hidden effects on privacy and browser performance, but is proposed to the user as an extra handy feature that is not to be questioned.</text:span> I believe this is a strategy often employed to <text:span text:style-name="T25">quietly</text:span> mislead users, which enhances a user's reliance on an interface designed for “ease of use” or “intuitive use”; <text:span text:style-name="T25">these beliefs are the foundations of</text:span> my research questions <text:span text:style-name="T25">on</text:span> the effects of these interfaces.<text:line-break/><text:line-break/><text:span text:style-name="T25">Practically speaking, I have been challenging these questions through research and various learning and teaching experiments. An example of one of these experiments is the Relearn summer school (http://relearn.be) I have initiated with my collective OSP (http://osp.kitchen) in Brussels in 2013. Relearn exists as an experimental workshop that has as many teachers as it has participants. Over the 5 editions of Relearn we afforded ourselves time and space to question and experiment with alternative (software) tools and surrounding social constructs.<text:line-break/><text:line-break/>More recently I have been involved in the non profit education project beMaker in Brussels. BeMaker aimed to bridge the gap between empty Fablabs and technology envious schools. We gave a variety of workshops directly in classrooms to pupils between the ages of 10 and 16, introducing them to electronics and programming, while using the fablab as a creative structure to refer students to after our visits.</text:span></text:p>
      <text:p text:style-name="First_20_paragraph"/>
      <text:p text:style-name="P15"><text:span text:style-name="T7">Through these projects </text:span><text:span text:style-name="T5">I aim to create learning and teaching situations </text:span>rooted in <text:span text:style-name="T5">experiences</text:span><text:span text:style-name="T1">, </text:span>and to empower students and users of <text:span text:style-name="T26">obfuscated</text:span> technology through open source technologies and <text:span text:style-name="T14">more broadly speaking, an thought process around</text:span> digital literacy. It is my hope that the questions these learning moments raise, enable individuals to develop critical capacities to navigate our complex digital environments.</text:p>
      <text:p text:style-name="P15"/>
      <text:p text:style-name="P17">I complete<text:span text:style-name="T14">d a Master in Media Design and Communications at the Piet Zwart Institute in 2017, presenting my thesis on the topic of Tangible Tools (</text:span><text:a xlink:type="simple" xlink:href="http://tangible.tools/" text:style-name="Internet_20_link" text:visited-style-name="Visited_20_Internet_20_Link"><text:span text:style-name="T14">http://tangible.tools</text:span></text:a><text:span text:style-name="T14">) a critique of digital design tools focused on their various attempts at efficiency versus efficacy. My graduation project is titled Adversarial Interfaces (</text:span><text:a xlink:type="simple" xlink:href="http://adversarial.interfaces.site/" text:style-name="Internet_20_link" text:visited-style-name="Visited_20_Internet_20_Link"><text:span text:style-name="T14">http://adversarial.interfaces.site/</text:span></text:a><text:span text:style-name="T14">) which collects and develops projects of interface or interfacing resistance through adversarial practices.<text:line-break/><text:line-break/>Having recently moved to Ireland after spending most of my life in Belgium and The Netherlands, I would be delighted to be part of a panel of freelancers sharing common educational interests, </text:span><text:soft-page-break/><text:span text:style-name="T14">especially in other fields than my own. I am currently coordinating three digital “community training” programs in Co. Carlow that will range from ground level computer operation to programming introductions for all ages. If it was to be approriate I would be interested in the possibility of connecting makeCreateInnovates activities with these activities in Carlow.</text:span></text:p>
      <text:p text:style-name="P16"/>
      <text:p text:style-name="P16"><text:span text:style-name="T27">Supporting documents of my work can be found in pdf form at this url: </text:span><text:a xlink:type="simple" xlink:href="https://cloud.osp.kitchen/s/zXq4SesxHoBY7z5" text:style-name="Internet_20_link" text:visited-style-name="Visited_20_Internet_20_Link"><text:span text:style-name="T27">https://cloud.osp.kitchen/s/zXq4SesxHoBY7z5</text:span></text:a><text:span text:style-name="T27"><text:line-break/><text:line-break/>Warm regards,<text:line-break/>Colm O’Nei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Inconsolata" svg:font-family="Inconsolata" style:font-pitch="fixed"/>
    <style:font-face style:name="Courier New" svg:font-family="'Courier New'" style:font-family-generic="modern" style:font-pitch="fixed"/>
    <style:font-face style:name="Belgika" svg:font-family="Belgika" style:font-pitch="variable"/>
    <style:font-face style:name="Belgika1" svg:font-family="Belgika" style:font-adornments="16th" style:font-pitch="variable"/>
    <style:font-face style:name="Hanken Grotesk1" svg:font-family="'Hanken Grotesk'" style:font-adornments="Light" style:font-pitch="variable"/>
    <style:font-face style:name="Hanken Grotesk" svg:font-family="'Hanken Grotesk'" style:font-adornments="Regular" style:font-pitch="variable"/>
    <style:font-face style:name="Merriweather Light" svg:font-family="'Merriweather Light'"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Belgika" fo:font-family="Belgika" style:font-pitch="variable" fo:font-size="155%" fo:font-style="normal" fo:font-weight="600"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class="text">
      <style:text-properties style:font-name="Hanken Grotesk" fo:font-family="'Hanken Grotesk'" style:font-style-name="Regular" style:font-pitch="variable" fo:font-size="20pt" fo:font-style="normal" fo:font-weight="600"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left="0cm" fo:margin-right="0cm" fo:margin-top="0.42cm" fo:margin-bottom="0.21cm" loext:contextual-spacing="false" fo:text-align="start" style:justify-single-word="false" fo:text-indent="0cm" style:auto-text-indent="false" fo:background-color="transparent">
        <style:tab-stops/>
      </style:paragraph-properties>
      <style:text-properties style:font-name="Belgika1" fo:font-family="Belgika" style:font-style-name="16th" style:font-pitch="variable" fo:font-size="80%" fo:font-style="normal" fo:font-weight="600"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style:font-name="Hanken Grotesk" fo:font-family="'Hanken Grotesk'" style:font-style-name="Regular" style:font-pitch="variable" fo:font-size="10.5pt" fo:font-weight="normal"/>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61cm" fo:margin-bottom="1.494cm" fo:margin-left="1.905cm" fo:margin-right="3.57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0.997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3T01:06:44.098728688</dc:date>
    <meta:editing-duration>PT1H41M19S</meta:editing-duration>
    <meta:editing-cycles>13</meta:editing-cycles>
    <meta:generator>LibreOffice/6.1.3.2$Linux_X86_64 LibreOffice_project/10$Build-2</meta:generator>
    <meta:document-statistic meta:table-count="0" meta:image-count="0" meta:object-count="0" meta:page-count="2" meta:paragraph-count="7" meta:word-count="620" meta:character-count="4099" meta:non-whitespace-character-count="3479"/>
  </office:meta>
</office:document-meta>
</file>